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Text">
      <style:text-properties officeooo:paragraph-rsid="002cf6e7"/>
    </style:style>
    <style:style style:name="P6" style:family="paragraph" style:parent-style-name="DocText">
      <style:text-properties officeooo:paragraph-rsid="00304610"/>
    </style:style>
    <style:style style:name="P7" style:family="paragraph" style:parent-style-name="DocText">
      <style:text-properties officeooo:rsid="002cf6e7" officeooo:paragraph-rsid="002cf6e7"/>
    </style:style>
    <style:style style:name="P8" style:family="paragraph" style:parent-style-name="DocText">
      <style:text-properties officeooo:rsid="002cf6e7" officeooo:paragraph-rsid="004e3722"/>
    </style:style>
    <style:style style:name="P9" style:family="paragraph" style:parent-style-name="DocText">
      <style:text-properties officeooo:rsid="002699e6"/>
    </style:style>
    <style:style style:name="P10" style:family="paragraph" style:parent-style-name="DocText">
      <style:paragraph-properties fo:break-before="page"/>
      <style:text-properties officeooo:rsid="002cf6e7" officeooo:paragraph-rsid="002cf6e7"/>
    </style:style>
    <style:style style:name="P11" style:family="paragraph" style:parent-style-name="Text_20_body">
      <style:text-properties officeooo:paragraph-rsid="002699e6"/>
    </style:style>
    <style:style style:name="P12" style:family="paragraph" style:parent-style-name="Text_20_body">
      <style:text-properties officeooo:paragraph-rsid="004ac73d"/>
    </style:style>
    <style:style style:name="P13" style:family="paragraph" style:parent-style-name="Text_20_body">
      <style:text-properties officeooo:rsid="004ac73d" officeooo:paragraph-rsid="004ac73d"/>
    </style:style>
    <style:style style:name="P14" style:family="paragraph" style:parent-style-name="Text_20_body">
      <style:text-properties officeooo:rsid="004cf18e" officeooo:paragraph-rsid="004cf18e"/>
    </style:style>
    <style:style style:name="P15" style:family="paragraph" style:parent-style-name="DocHeading1">
      <style:text-properties officeooo:rsid="002699e6" officeooo:paragraph-rsid="002699e6"/>
    </style:style>
    <style:style style:name="P16" style:family="paragraph" style:parent-style-name="DocHeading1">
      <style:text-properties officeooo:rsid="002cf6e7"/>
    </style:style>
    <style:style style:name="P17" style:family="paragraph" style:parent-style-name="DocHeading1">
      <style:text-properties officeooo:rsid="004cf18e" officeooo:paragraph-rsid="004cf18e"/>
    </style:style>
    <style:style style:name="P18" style:family="paragraph" style:parent-style-name="DocHeading1">
      <style:text-properties officeooo:paragraph-rsid="004e3722"/>
    </style:style>
    <style:style style:name="P1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0" style:family="paragraph" style:parent-style-name="DocNumList">
      <style:text-properties officeooo:rsid="002699e6"/>
    </style:style>
    <style:style style:name="P21" style:family="paragraph" style:parent-style-name="DocNumList">
      <style:text-properties officeooo:rsid="002699e6" officeooo:paragraph-rsid="002879c9"/>
    </style:style>
    <style:style style:name="P22" style:family="paragraph" style:parent-style-name="DocNumList">
      <style:text-properties officeooo:rsid="002cf6e7"/>
    </style:style>
    <style:style style:name="P23" style:family="paragraph" style:parent-style-name="DocNumList">
      <style:text-properties officeooo:rsid="002cf6e7" officeooo:paragraph-rsid="004cf18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2699e6"/>
    </style:style>
    <style:style style:name="T4" style:family="text">
      <style:text-properties officeooo:rsid="002cf6e7"/>
    </style:style>
    <style:style style:name="T5" style:family="text">
      <style:text-properties officeooo:rsid="002eea7c"/>
    </style:style>
    <style:style style:name="T6" style:family="text">
      <style:text-properties officeooo:rsid="004ac73d"/>
    </style:style>
    <style:style style:name="T7" style:family="text">
      <style:text-properties officeooo:rsid="004cf18e"/>
    </style:style>
    <style:style style:name="T8" style:family="text">
      <style:text-properties officeooo:rsid="004e3722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9"><text:title>Motion Models</text:title></text:p>
      <text:h text:style-name="P15" text:outline-level="1">Introduction</text:h>
      <text:p text:style-name="P11"><text:span text:style-name="T3">Motion models are one of the most powerful features of oFreq. <text:s/>A motion model, also known as equation of motion, is a series of equations that relates forces to motions for some predetermined situation. <text:s/>(Some sciences also call this an equation of motion, but we say motion model, which is composed of a collection of equations of motion.) <text:s/>To summar</text:span><text:span text:style-name="T5">iz</text:span><text:span text:style-name="T3">e, a motion model has the following basic properties.</text:span></text:p>
      <text:list xml:id="list14283471631" text:style-name="Numbering_20_1">
        <text:list-item>
          <text:p text:style-name="P21">A single motion model is a collection of equations of motion.</text:p>
        </text:list-item>
        <text:list-item>
          <text:p text:style-name="P20">Each equation of motion describes the relationship between forces and motion variables. <text:s/></text:p>
        </text:list-item>
        <text:list-item>
          <text:p text:style-name="P20">Each equation describes all the forces acting on a single degree of freedom.</text:p>
        </text:list-item>
        <text:list-item>
          <text:p text:style-name="P20">Motion models can include interactions between different motions.</text:p>
        </text:list-item>
      </text:list>
      <text:p text:style-name="P9"/>
      <text:p text:style-name="P13">Each body object can have its own motion model. <text:s/>oFreq even has the capacity for a multibody analysis where each body has a different motion model, and body interaction is still possible. <text:s/>(Although it is tricky.) <text:s/></text:p>
      <text:p text:style-name="P12"><text:span text:style-name="T3">This section outlines the basic functionality of motion models. <text:s/>Sub sections cover standard motion models already avai</text:span><text:span text:style-name="T5">l</text:span><text:span text:style-name="T3">able in oFreq and how to create your own custom motion models.</text:span></text:p>
      <text:h text:style-name="P16" text:outline-level="1"><text:span text:style-name="T7">Motion Model</text:span> - Functionality</text:h>
      <text:p text:style-name="P7">What is a motion model? <text:s/>It takes many different forms, depending on which profession you ask. <text:s/>From a programming perspective, a motion model is better thought of as an internal function to convert an input for a specific variable over to a force.</text:p>
      <text:p text:style-name="P10"/>
      <text:p text:style-name="P6"><draw:custom-shape text:anchor-type="paragraph" draw:z-index="1" draw:style-name="gr2" svg:width="2.198in" svg:height="0.4276in" svg:x="0.9319in" svg:y="0.0528in"><text:p>Motion Model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text:anchor-type="paragraph" draw:z-index="3" draw:style-name="gr1" svg:width="0.3335in" svg:height="0.2087in" svg:x="3.3071in" svg:y="0.1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style-name="gr3" svg:width="0.2921in" svg:height="0.2713in" svg:x="3.828in" svg:y="0.1362in"><draw:text-box><text:p>F</text:p></draw:text-box></draw:frame></text:p>
      <text:p text:style-name="P6"><draw:custom-shape text:anchor-type="paragraph" draw:z-index="0" draw:style-name="gr1" svg:width="0.3335in" svg:height="0.2087in" svg:x="0.3484in" svg:y="-0.1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" draw:style-name="gr3" svg:width="0.2921in" svg:height="0.2713in" svg:x="-0.0366in" svg:y="-0.0965in"><draw:text-box><text:p>x</text:p></draw:text-box></draw:frame></text:p>
      <text:p text:style-name="DocVariableDef">Where:</text:p>
      <text:p text:style-name="DocVariableDef">C =<text:tab/>Some input coefficient</text:p>
      <text:p text:style-name="DocVariableDef"><text:span text:style-name="T4">A = <text:tab/>Force coefficient shown in </text:span><text:span text:style-name="T4"><text:sequence-ref text:reference-format="category-and-value" text:ref-name="ref0">Error: Reference source not found</text:sequence-ref></text:span></text:p>
      <text:p text:style-name="P5"/>
      <text:p text:style-name="P7">The reason for defining a <text:span text:style-name="T6">motion model </text:span>in this manner is that it allows customization over how a coefficient affects an equation. <text:s/>Internally, the equation of motion can apply additional factors, such as the geometry for the body, unit conversions, or any other number of factors. <text:s/>Further, it provides some control over the validity of the inputs. <text:s/>For example, the motion model can be programmed to ignore input coefficients for certain force types by just putting a zero in front of the entry for that force type.</text:p>
      <text:p text:style-name="P7">The motion model can be used for two different purposes:</text:p>
      <text:list xml:id="list1937998705" text:continue-list="list14283471631" text:style-name="Numbering_20_1">
        <text:list-item text:start-value="1">
          <text:p text:style-name="P22">Calculate force coefficients. <text:s/>This is used at first to define the actual force coefficients for each motion. <text:s/>The motion solver can then be used to solve the motions for each degree of freedom.</text:p>
        </text:list-item>
        <text:list-item>
          <text:p text:style-name="P23">Calculate force results. <text:s/>Once the motions are solved, the motion model gets used again to calculate the absolute value of the forces which result from those motions.</text:p>
        </text:list-item>
      </text:list>
      <text:h text:style-name="P17" text:outline-level="1">Coordinate System Conversion</text:h>
      <text:p text:style-name="P14">The motion model has a third utility. <text:s/>This is not exactly part of the prime functionality for a motion model. <text:s/>After oFreq calculates the force coefficients, it needs to convert them from a body coordinate system to the global coordinate system. <text:s/>The exact conversion depends on the equations of motion. <text:s/>The functionality for how to convert between coordinate systems is also stored within the motion model. <text:s/>However, this conversion happens after the main function of converting to force coefficients.</text:p>
      <text:h text:style-name="DocHeading1" text:outline-level="1">Standard Motion Models</text:h>
      <text:p text:style-name="P8">oFreq also has several pre-built motion models ready for selection. <text:s/>Each standard motion model is fully documented. <text:s/><text:span text:style-name="T8">Reference these pages to understand how you should format your force inputs to match the requirements of your selected motion model.</text:span></text:p>
      <text:p text:style-name="P7">\subpage standard_motion_models</text:p>
      <text:h text:style-name="P18" text:outline-level="1">Custom Motion Models</text:h>
      <text:p text:style-name="P8">You can <text:span text:style-name="T8">use the </text:span>flexibility <text:span text:style-name="T8">of motion models </text:span>to build your own motion models and define your own system of equations of motion. <text:s/></text:p>
      <text:p text:style-name="P8">\subpage custom_motion_mod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Code" style:family="paragraph" style:parent-style-name="DocExample" style:next-style-name="DocText">
      <style:paragraph-properties fo:padding="0.0201in" fo:border-left="2.01pt solid #000000" fo:border-right="none" fo:border-top="none" fo:border-bottom="none" style:shadow="none"/>
      <style:text-properties style:font-name="Courier New" fo:font-size="11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70_motion_model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3T12:28:43</meta:creation-date>
    <meta:editing-cycles>34</meta:editing-cycles>
    <meta:editing-duration>PT1H22M48S</meta:editing-duration>
    <dc:description>User information on motion models.</dc:description>
    <dc:subject>U04-0100</dc:subject>
    <dc:title>Motion Models</dc:title>
    <dc:date>2014-04-27T08:47:36</dc:date>
    <meta:document-statistic meta:table-count="0" meta:image-count="0" meta:object-count="0" meta:page-count="2" meta:paragraph-count="30" meta:word-count="574" meta:character-count="3572" meta:non-whitespace-character-count="2993"/>
    <meta:user-defined meta:name="Info 1"/>
    <meta:user-defined meta:name="Info 2"/>
    <meta:user-defined meta:name="Info 3"/>
    <meta:user-defined meta:name="Info 4"/>
  </office:meta>
</office:document-meta>
</file>